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5]-[.F15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5])" office:value-type="float" office:value="420" calcext:value-type="float">
            <text:p>42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1.1197587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1.121050975">00:00:00</text:time></text:span><text:span text:style-name="MT2"><text:time style:data-style-name="N2" text:time-value="10:56:51.121084194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1">00/00/0000</text:date><text:s/>- <text:time style:data-style-name="N2" text:time-value="10:56:51.122283354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0-01T10:56:51.488088382</dc:date>
    <meta:print-date>2020-10-05T15:55:44.962000000</meta:print-date>
    <dc:language>pt-PT</dc:language>
    <meta:editing-cycles>698</meta:editing-cycles>
    <meta:editing-duration>PT10H22M21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